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He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s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float" office:value="1.905" calcext:value-type="float">
            <text:p>1.905</text:p>
          </table:table-cell>
          <table:table-cell table:formula="of:=[.A3]/2" office:value-type="float" office:value="0.9525" calcext:value-type="float">
            <text:p>0.9525</text:p>
          </table:table-cell>
          <table:table-cell table:formula="of:=[.B3]/100" office:value-type="float" office:value="0.009525" calcext:value-type="float">
            <text:p>0.009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formula="of:=[.A3]/(3)^(1/2)" office:value-type="float" office:value="1.09985226280624" calcext:value-type="float">
            <text:p>1.09985226280624</text:p>
          </table:table-cell>
          <table:table-cell table:formula="of:=[.B4]/100" office:value-type="float" office:value="0.0109985226280624" calcext:value-type="float">
            <text:p>0.0109985226280624</text:p>
          </table:table-cell>
          <table:table-cell table:formula="of:=[.B4]-([.A3]/(4*(3)^(1/2)))" office:value-type="float" office:value="0.824889197104678" calcext:value-type="float">
            <text:p>0.824889197104678</text:p>
          </table:table-cell>
          <table:table-cell/>
        </table:table-row>
        <table:table-row table:style-name="ro1">
          <table:table-cell office:value-type="string" calcext:value-type="string">
            <text:p>x/2</text:p>
          </table:table-cell>
          <table:table-cell table:formula="of:=[.B4]/2" office:value-type="float" office:value="0.549926131403119" calcext:value-type="float">
            <text:p>0.549926131403119</text:p>
          </table:table-cell>
          <table:table-cell table:formula="of:=[.B5]/100" office:value-type="float" office:value="0.00549926131403119" calcext:value-type="float">
            <text:p>0.00549926131403119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.895" calcext:value-type="float">
            <text:p>1.895</text:p>
          </table:table-cell>
          <table:table-cell table:formula="of:=[.A7]/2" office:value-type="float" office:value="0.9475" calcext:value-type="float">
            <text:p>0.9475</text:p>
          </table:table-cell>
          <table:table-cell table:formula="of:=[.B7]/100" office:value-type="float" office:value="0.009475" calcext:value-type="float">
            <text:p>0.009475</text:p>
          </table:table-cell>
          <table:table-cell table:number-columns-repeated="2"/>
        </table:table-row>
        <table:table-row table:style-name="ro1">
          <table:table-cell/>
          <table:table-cell table:formula="of:=[.A7]/(3)^(1/2)" office:value-type="float" office:value="1.09407876011434" calcext:value-type="float">
            <text:p>1.09407876011434</text:p>
          </table:table-cell>
          <table:table-cell table:formula="of:=[.B8]/100" office:value-type="float" office:value="0.0109407876011434" calcext:value-type="float">
            <text:p>0.0109407876011434</text:p>
          </table:table-cell>
          <table:table-cell table:formula="of:=[.B8]-([.A7]/(4*(3)^(1/2)))" office:value-type="float" office:value="0.820559070085756" calcext:value-type="float">
            <text:p>0.820559070085756</text:p>
          </table:table-cell>
          <table:table-cell/>
        </table:table-row>
        <table:table-row table:style-name="ro1">
          <table:table-cell/>
          <table:table-cell table:formula="of:=[.B8]/2" office:value-type="float" office:value="0.54703938005717" calcext:value-type="float">
            <text:p>0.54703938005717</text:p>
          </table:table-cell>
          <table:table-cell table:formula="of:=[.B9]/100" office:value-type="float" office:value="0.0054703938005717" calcext:value-type="float">
            <text:p>0.0054703938005717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P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tch</text:p>
          </table:table-cell>
          <table:table-cell table:formula="of:=0.40894/100" office:value-type="float" office:value="0.0040894" calcext:value-type="float">
            <text:p>0.00408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ch_x</text:p>
          </table:table-cell>
          <table:table-cell table:formula="of:=[.B12]*0.5" office:value-type="float" office:value="0.0020447" calcext:value-type="float">
            <text:p>0.00204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ch_y</text:p>
          </table:table-cell>
          <table:table-cell table:formula="of:=[.B12]*(3)^(1/2)/2" office:value-type="float" office:value="0.00354152428623608" calcext:value-type="float">
            <text:p>0.003541524286236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Rad_out (m)</text:p>
          </table:table-cell>
          <table:table-cell office:value-type="string" calcext:value-type="string">
            <text:p>Rad_in (m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0.12827/100" office:value-type="float" office:value="0.0012827" calcext:value-type="float">
            <text:p>0.0012827</text:p>
          </table:table-cell>
          <table:table-cell table:formula="of:=0.11827/100" office:value-type="float" office:value="0.0011827" calcext:value-type="float">
            <text:p>0.00118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0.12827/100" office:value-type="float" office:value="0.0012827" calcext:value-type="float">
            <text:p>0.0012827</text:p>
          </table:table-cell>
          <table:table-cell table:formula="of:=0.11827/100" office:value-type="float" office:value="0.0011827" calcext:value-type="float">
            <text:p>0.0011827</text:p>
          </table:table-cell>
          <table:table-cell table:formula="of:=[.B13]" office:value-type="float" office:value="0.0020447" calcext:value-type="float">
            <text:p>0.0020447</text:p>
          </table:table-cell>
          <table:table-cell table:formula="of:=[.B14]" office:value-type="float" office:value="0.00354152428623608" calcext:value-type="float">
            <text:p>0.003541524286236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0.12827/100" office:value-type="float" office:value="0.0012827" calcext:value-type="float">
            <text:p>0.0012827</text:p>
          </table:table-cell>
          <table:table-cell table:formula="of:=0.11827/100" office:value-type="float" office:value="0.0011827" calcext:value-type="float">
            <text:p>0.0011827</text:p>
          </table:table-cell>
          <table:table-cell table:formula="of:=[.B12]" office:value-type="float" office:value="0.0040894" calcext:value-type="float">
            <text:p>0.0040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0.12827/100" office:value-type="float" office:value="0.0012827" calcext:value-type="float">
            <text:p>0.0012827</text:p>
          </table:table-cell>
          <table:table-cell table:formula="of:=0.11827/100" office:value-type="float" office:value="0.0011827" calcext:value-type="float">
            <text:p>0.0011827</text:p>
          </table:table-cell>
          <table:table-cell table:formula="of:=[.B13]" office:value-type="float" office:value="0.0020447" calcext:value-type="float">
            <text:p>0.0020447</text:p>
          </table:table-cell>
          <table:table-cell table:formula="of:=-[.B14]" office:value-type="float" office:value="-0.00354152428623608" calcext:value-type="float">
            <text:p>-0.003541524286236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0.12827/100" office:value-type="float" office:value="0.0012827" calcext:value-type="float">
            <text:p>0.0012827</text:p>
          </table:table-cell>
          <table:table-cell table:formula="of:=0.11827/100" office:value-type="float" office:value="0.0011827" calcext:value-type="float">
            <text:p>0.0011827</text:p>
          </table:table-cell>
          <table:table-cell table:formula="of:=-[.B13]" office:value-type="float" office:value="-0.0020447" calcext:value-type="float">
            <text:p>-0.0020447</text:p>
          </table:table-cell>
          <table:table-cell table:formula="of:=-[.B14]" office:value-type="float" office:value="-0.00354152428623608" calcext:value-type="float">
            <text:p>-0.003541524286236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0.12827/100" office:value-type="float" office:value="0.0012827" calcext:value-type="float">
            <text:p>0.0012827</text:p>
          </table:table-cell>
          <table:table-cell table:formula="of:=0.11827/100" office:value-type="float" office:value="0.0011827" calcext:value-type="float">
            <text:p>0.0011827</text:p>
          </table:table-cell>
          <table:table-cell table:formula="of:=-[.B12]" office:value-type="float" office:value="-0.0040894" calcext:value-type="float">
            <text:p>-0.0040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0.12827/100" office:value-type="float" office:value="0.0012827" calcext:value-type="float">
            <text:p>0.0012827</text:p>
          </table:table-cell>
          <table:table-cell table:formula="of:=0.11827/100" office:value-type="float" office:value="0.0011827" calcext:value-type="float">
            <text:p>0.0011827</text:p>
          </table:table-cell>
          <table:table-cell table:formula="of:=-[.B13]" office:value-type="float" office:value="-0.0020447" calcext:value-type="float">
            <text:p>-0.0020447</text:p>
          </table:table-cell>
          <table:table-cell table:formula="of:=[.B14]" office:value-type="float" office:value="0.00354152428623608" calcext:value-type="float">
            <text:p>0.003541524286236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0.12827/100" office:value-type="float" office:value="0.0012827" calcext:value-type="float">
            <text:p>0.0012827</text:p>
          </table:table-cell>
          <table:table-cell table:formula="of:=0.11827/100" office:value-type="float" office:value="0.0011827" calcext:value-type="float">
            <text:p>0.0011827</text:p>
          </table:table-cell>
          <table:table-cell office:value-type="float" office:value="0" calcext:value-type="float">
            <text:p>0</text:p>
          </table:table-cell>
          <table:table-cell table:formula="of:=2*[.$B$14]" office:value-type="float" office:value="0.00708304857247217" calcext:value-type="float">
            <text:p>0.007083048572472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0.12827/100" office:value-type="float" office:value="0.0012827" calcext:value-type="float">
            <text:p>0.0012827</text:p>
          </table:table-cell>
          <table:table-cell table:formula="of:=0.11827/100" office:value-type="float" office:value="0.0011827" calcext:value-type="float">
            <text:p>0.0011827</text:p>
          </table:table-cell>
          <table:table-cell table:formula="of:=[.$B$12]" office:value-type="float" office:value="0.0040894" calcext:value-type="float">
            <text:p>0.0040894</text:p>
          </table:table-cell>
          <table:table-cell table:formula="of:=2*[.$B$14]" office:value-type="float" office:value="0.00708304857247217" calcext:value-type="float">
            <text:p>0.007083048572472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0.12827/100" office:value-type="float" office:value="0.0012827" calcext:value-type="float">
            <text:p>0.0012827</text:p>
          </table:table-cell>
          <table:table-cell table:formula="of:=0.11827/100" office:value-type="float" office:value="0.0011827" calcext:value-type="float">
            <text:p>0.0011827</text:p>
          </table:table-cell>
          <table:table-cell table:formula="of:=[.$B$12]+[.$B$13]" office:value-type="float" office:value="0.0061341" calcext:value-type="float">
            <text:p>0.0061341</text:p>
          </table:table-cell>
          <table:table-cell table:formula="of:=[.$B$14]" office:value-type="float" office:value="0.00354152428623608" calcext:value-type="float">
            <text:p>0.003541524286236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0.12827/100" office:value-type="float" office:value="0.0012827" calcext:value-type="float">
            <text:p>0.0012827</text:p>
          </table:table-cell>
          <table:table-cell table:formula="of:=0.11827/100" office:value-type="float" office:value="0.0011827" calcext:value-type="float">
            <text:p>0.0011827</text:p>
          </table:table-cell>
          <table:table-cell table:formula="of:=2*[.$B$12]" office:value-type="float" office:value="0.0081788" calcext:value-type="float">
            <text:p>0.0081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0.12827/100" office:value-type="float" office:value="0.0012827" calcext:value-type="float">
            <text:p>0.0012827</text:p>
          </table:table-cell>
          <table:table-cell table:formula="of:=0.11827/100" office:value-type="float" office:value="0.0011827" calcext:value-type="float">
            <text:p>0.0011827</text:p>
          </table:table-cell>
          <table:table-cell table:formula="of:=[.$B$12]+[.$B$13]" office:value-type="float" office:value="0.0061341" calcext:value-type="float">
            <text:p>0.0061341</text:p>
          </table:table-cell>
          <table:table-cell table:formula="of:=-[.$B$14]" office:value-type="float" office:value="-0.00354152428623608" calcext:value-type="float">
            <text:p>-0.003541524286236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0.12827/100" office:value-type="float" office:value="0.0012827" calcext:value-type="float">
            <text:p>0.0012827</text:p>
          </table:table-cell>
          <table:table-cell table:formula="of:=0.11827/100" office:value-type="float" office:value="0.0011827" calcext:value-type="float">
            <text:p>0.0011827</text:p>
          </table:table-cell>
          <table:table-cell table:formula="of:=[.$B$12]" office:value-type="float" office:value="0.0040894" calcext:value-type="float">
            <text:p>0.0040894</text:p>
          </table:table-cell>
          <table:table-cell table:formula="of:=-2*[.$B$14]" office:value-type="float" office:value="-0.00708304857247217" calcext:value-type="float">
            <text:p>-0.007083048572472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0.12827/100" office:value-type="float" office:value="0.0012827" calcext:value-type="float">
            <text:p>0.0012827</text:p>
          </table:table-cell>
          <table:table-cell table:formula="of:=0.11827/100" office:value-type="float" office:value="0.0011827" calcext:value-type="float">
            <text:p>0.0011827</text:p>
          </table:table-cell>
          <table:table-cell office:value-type="float" office:value="0" calcext:value-type="float">
            <text:p>0</text:p>
          </table:table-cell>
          <table:table-cell table:formula="of:=-2*[.$B$14]" office:value-type="float" office:value="-0.00708304857247217" calcext:value-type="float">
            <text:p>-0.007083048572472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0.12827/100" office:value-type="float" office:value="0.0012827" calcext:value-type="float">
            <text:p>0.0012827</text:p>
          </table:table-cell>
          <table:table-cell table:formula="of:=0.11827/100" office:value-type="float" office:value="0.0011827" calcext:value-type="float">
            <text:p>0.0011827</text:p>
          </table:table-cell>
          <table:table-cell table:formula="of:=-[.$B$12]" office:value-type="float" office:value="-0.0040894" calcext:value-type="float">
            <text:p>-0.0040894</text:p>
          </table:table-cell>
          <table:table-cell table:formula="of:=-2*[.$B$14]" office:value-type="float" office:value="-0.00708304857247217" calcext:value-type="float">
            <text:p>-0.007083048572472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0.12827/100" office:value-type="float" office:value="0.0012827" calcext:value-type="float">
            <text:p>0.0012827</text:p>
          </table:table-cell>
          <table:table-cell table:formula="of:=0.11827/100" office:value-type="float" office:value="0.0011827" calcext:value-type="float">
            <text:p>0.0011827</text:p>
          </table:table-cell>
          <table:table-cell table:formula="of:=-([.$B$12]+[.$B$13])" office:value-type="float" office:value="-0.0061341" calcext:value-type="float">
            <text:p>-0.0061341</text:p>
          </table:table-cell>
          <table:table-cell table:formula="of:=-[.$B$14]" office:value-type="float" office:value="-0.00354152428623608" calcext:value-type="float">
            <text:p>-0.003541524286236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0.12827/100" office:value-type="float" office:value="0.0012827" calcext:value-type="float">
            <text:p>0.0012827</text:p>
          </table:table-cell>
          <table:table-cell table:formula="of:=0.11827/100" office:value-type="float" office:value="0.0011827" calcext:value-type="float">
            <text:p>0.0011827</text:p>
          </table:table-cell>
          <table:table-cell table:formula="of:=-2*[.$B$12]" office:value-type="float" office:value="-0.0081788" calcext:value-type="float">
            <text:p>-0.0081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0.12827/100" office:value-type="float" office:value="0.0012827" calcext:value-type="float">
            <text:p>0.0012827</text:p>
          </table:table-cell>
          <table:table-cell table:formula="of:=0.11827/100" office:value-type="float" office:value="0.0011827" calcext:value-type="float">
            <text:p>0.0011827</text:p>
          </table:table-cell>
          <table:table-cell table:formula="of:=-([.$B$12]+[.$B$13])" office:value-type="float" office:value="-0.0061341" calcext:value-type="float">
            <text:p>-0.0061341</text:p>
          </table:table-cell>
          <table:table-cell table:formula="of:=[.$B$14]" office:value-type="float" office:value="0.00354152428623608" calcext:value-type="float">
            <text:p>0.003541524286236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0.12827/100" office:value-type="float" office:value="0.0012827" calcext:value-type="float">
            <text:p>0.0012827</text:p>
          </table:table-cell>
          <table:table-cell table:formula="of:=0.11827/100" office:value-type="float" office:value="0.0011827" calcext:value-type="float">
            <text:p>0.0011827</text:p>
          </table:table-cell>
          <table:table-cell table:formula="of:=-[.$B$12]" office:value-type="float" office:value="-0.0040894" calcext:value-type="float">
            <text:p>-0.0040894</text:p>
          </table:table-cell>
          <table:table-cell table:formula="of:=2*[.$B$14]" office:value-type="float" office:value="0.00708304857247217" calcext:value-type="float">
            <text:p>0.007083048572472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6T10:08:38.718952250</meta:creation-date>
    <dc:date>2023-09-18T15:58:27.558710390</dc:date>
    <meta:editing-duration>P5DT10H10M12S</meta:editing-duration>
    <meta:editing-cycles>3</meta:editing-cycles>
    <meta:generator>LibreOffice/7.3.7.2$Linux_X86_64 LibreOffice_project/30$Build-2</meta:generator>
    <meta:document-statistic meta:table-count="1" meta:cell-count="129" meta:object-count="0"/>
  </office:meta>
</office:document-meta>
</file>